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-color="#81aca6" draw:textarea-horizontal-align="justify" draw:textarea-vertical-align="middle" draw:auto-grow-height="false" fo:min-height="1.408cm" fo:min-width="4.32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81aca6" draw:textarea-horizontal-align="justify" draw:textarea-vertical-align="middle" draw:auto-grow-height="false" fo:min-height="1.132cm" fo:min-width="4.05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855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81aca6" draw:textarea-horizontal-align="justify" draw:textarea-vertical-align="middle" draw:auto-grow-height="false" fo:min-height="0.718cm" fo:min-width="0.975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379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81aca6" draw:textarea-vertical-align="middle" loext:decorative="false"/>
    </style:style>
    <style:style style:name="gr9" style:family="graphic" style:parent-style-name="standard">
      <style:graphic-properties svg:stroke-color="#000000" draw:fill-color="#81aca6" draw:textarea-horizontal-align="justify" draw:textarea-vertical-align="middle" draw:auto-grow-height="false" fo:min-height="0.855cm" fo:min-width="1.91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81aca6" draw:textarea-horizontal-align="justify" draw:textarea-vertical-align="middle" draw:auto-grow-height="false" fo:min-height="1.212cm" fo:min-width="2.74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4" style:family="graphic" style:parent-style-name="standard">
      <style:graphic-properties draw:textarea-horizontal-align="center" draw:textarea-vertical-align="middle" loext:decorative="false"/>
    </style:style>
    <style:style style:name="gr15" style:family="graphic" style:parent-style-name="standard">
      <style:graphic-properties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P1" style:family="paragraph">
      <style:paragraph-properties fo:text-align="center"/>
      <style:text-properties fo:font-size="8.80000019073486pt"/>
    </style:style>
    <style:style style:name="P2" style:family="paragraph">
      <loext:graphic-properties draw:fill-color="#81aca6"/>
      <style:paragraph-properties fo:text-align="center" style:writing-mode="lr-tb"/>
      <style:text-properties fo:font-size="8.80000019073486pt"/>
    </style:style>
    <style:style style:name="P3" style:family="paragraph">
      <loext:graphic-properties draw:fill="none" draw:fill-color="#ffffff"/>
      <style:text-properties fo:font-size="8.80000019073486pt"/>
    </style:style>
    <style:style style:name="P4" style:family="paragraph">
      <loext:graphic-properties draw:fill-color="#81aca6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8.8000001907348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.825cm" svg:height="1.658cm" svg:x="1.34cm" svg:y="6.631cm">
          <text:p text:style-name="P1"><text:span text:style-name="T1">MUEBLE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897cm" svg:height="2.487cm" svg:x="1.608cm" svg:y="8.842cm">
          <draw:text-box>
            <text:p><text:span text:style-name="T1">NombreUnico</text:span></text:p>
            <text:p><text:span text:style-name="T1">Precio</text:span></text:p>
          </draw:text-box>
        </draw:frame>
        <draw:custom-shape draw:style-name="gr3" draw:text-style-name="P2" xml:id="id3" draw:id="id3" draw:layer="layout" svg:width="4.557cm" svg:height="1.382cm" svg:x="13.402cm" svg:y="6.631cm">
          <text:p text:style-name="P1"><text:span text:style-name="T1">PIEZAS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557cm" svg:height="1.105cm" svg:x="13.67cm" svg:y="8.289cm">
          <draw:text-box>
            <text:p><text:span text:style-name="T1">IdPieza</text:span></text:p>
          </draw:text-box>
        </draw:frame>
        <draw:custom-shape draw:style-name="gr5" draw:text-style-name="P2" xml:id="id2" draw:id="id2" draw:layer="layout" svg:width="2.949cm" svg:height="1.934cm" svg:x="8.577cm" svg:y="6.355cm">
          <text:p text:style-name="P1"><text:span text:style-name="T1">FORMAD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1.608cm" svg:height="0.98cm" svg:x="11.794cm" svg:y="6.355cm">
          <draw:text-box>
            <text:p><text:span text:style-name="T1">(1:n)</text:span></text:p>
          </draw:text-box>
        </draw:frame>
        <draw:frame draw:style-name="gr7" draw:text-style-name="P3" draw:layer="layout" svg:width="1.34cm" svg:height="0.629cm" svg:x="6.433cm" svg:y="6.631cm">
          <draw:text-box>
            <text:p><text:span text:style-name="T1">(1:N)</text:span></text:p>
          </draw:text-box>
        </draw:frame>
        <draw:frame draw:style-name="gr7" draw:text-style-name="P3" draw:layer="layout" svg:width="2.681cm" svg:height="0.629cm" svg:x="6.433cm" svg:y="7.736cm">
          <draw:text-box>
            <text:p><text:span text:style-name="T1">Pueden formar</text:span></text:p>
          </draw:text-box>
        </draw:frame>
        <draw:frame draw:style-name="gr6" draw:text-style-name="P3" draw:layer="layout" svg:width="1.608cm" svg:height="0.98cm" svg:x="11.526cm" svg:y="7.46cm">
          <draw:text-box>
            <text:p><text:span text:style-name="T1">Formados</text:span></text:p>
          </draw:text-box>
        </draw:frame>
        <draw:connector draw:style-name="gr8" draw:text-style-name="P4" draw:layer="layout" svg:x1="6.165cm" svg:y1="7.46cm" svg:x2="8.577cm" svg:y2="7.322cm" draw:start-shape="id1" draw:start-glue-point="1" draw:end-shape="id2" draw:end-glue-point="5" svg:d="M6165 7460h1205v-138h1207" svg:viewBox="0 0 2413 139">
          <text:p/>
        </draw:connector>
        <draw:connector draw:style-name="gr8" draw:text-style-name="P4" draw:layer="layout" svg:x1="11.526cm" svg:y1="7.322cm" svg:x2="13.402cm" svg:y2="7.322cm" draw:start-shape="id2" draw:start-glue-point="7" draw:end-shape="id3" draw:end-glue-point="3" svg:d="M11526 7322h1876" svg:viewBox="0 0 1877 1">
          <text:p/>
        </draw:connector>
        <draw:custom-shape draw:style-name="gr9" draw:text-style-name="P2" xml:id="id6" draw:id="id6" draw:layer="layout" svg:width="2.413cm" svg:height="1.105cm" svg:x="27.5cm" svg:y="7cm">
          <text:p text:style-name="P1"><text:span text:style-name="T1">ESTAN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6.487cm" svg:height="2.922cm" svg:x="19.5cm" svg:y="6.078cm">
          <text:p text:style-name="P1"><text:span text:style-name="T1">ENCUENTRA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4.5cm" svg:height="2.5cm" svg:x="27.25cm" svg:y="8.75cm">
          <draw:text-box>
            <text:p>IdEstante<text:line-break/>Pasillo<text:line-break/>Altura</text:p>
          </draw:text-box>
        </draw:frame>
        <draw:frame draw:style-name="gr12" draw:text-style-name="P5" draw:layer="layout" svg:width="2.25cm" svg:height="1cm" svg:x="25.25cm" svg:y="6.25cm">
          <draw:text-box>
            <text:p>(0,N)</text:p>
          </draw:text-box>
        </draw:frame>
        <draw:frame draw:style-name="gr13" draw:text-style-name="P5" xml:id="id4" draw:id="id4" draw:layer="layout" svg:width="3.5cm" svg:height="0.887cm" svg:x="18cm" svg:y="6.75cm">
          <draw:text-box>
            <text:p>Cuantos estantes </text:p>
            <text:p>tiene</text:p>
          </draw:text-box>
        </draw:frame>
        <draw:frame draw:style-name="gr13" draw:text-style-name="P5" draw:layer="layout" svg:width="3cm" svg:height="0.75cm" svg:x="17.75cm" svg:y="5.75cm">
          <draw:text-box>
            <text:p>(1,1)</text:p>
          </draw:text-box>
        </draw:frame>
        <draw:connector draw:style-name="gr14" draw:text-style-name="P6" draw:layer="layout" svg:x1="21.5cm" svg:y1="7.193cm" svg:x2="18cm" svg:y2="7.193cm" draw:start-shape="id4" draw:start-glue-point="1" draw:end-shape="id4" draw:end-glue-point="3" svg:d="M21500 7193h500v944h-4500v-944h500" svg:viewBox="0 0 4501 945">
          <text:p/>
        </draw:connector>
        <draw:connector draw:style-name="gr15" draw:text-style-name="P6" draw:layer="layout" svg:x1="25.987cm" svg:y1="7.539cm" svg:x2="27.5cm" svg:y2="7.552cm" draw:start-shape="id5" draw:start-glue-point="7" draw:end-shape="id6" draw:end-glue-point="3" svg:d="M25987 7539h756v13h757" svg:viewBox="0 0 1514 14">
          <text:p/>
        </draw:connector>
        <draw:frame draw:style-name="gr11" draw:text-style-name="P5" draw:layer="layout" svg:width="2.75cm" svg:height="2.5cm" svg:x="9.5cm" svg:y="5.5cm">
          <draw:text-box>
            <text:p>1:N</text:p>
          </draw:text-box>
        </draw:frame>
        <draw:frame draw:style-name="gr16" draw:text-style-name="P5" draw:layer="layout" svg:width="3.5cm" svg:height="1.25cm" svg:x="22.25cm" svg:y="5.25cm">
          <draw:text-box>
            <text:p>N: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6T09:37:22.168000000</meta:creation-date>
    <dc:date>2024-10-18T22:30:56.213000000</dc:date>
    <meta:editing-duration>PT8M37S</meta:editing-duration>
    <meta:editing-cycles>2</meta:editing-cycles>
    <meta:generator>LibreOffice/24.8.2.1$Windows_X86_64 LibreOffice_project/0f794b6e29741098670a3b95d60478a65d05ef13</meta:generator>
    <meta:document-statistic meta:object-count="21"/>
  </office:meta>
</office:document-meta>
</file>